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590000032DAA6806BE2B4E62C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955cm" svg:x="0.047cm" svg:y="0.55cm">
          <draw:image xlink:href="Pictures/10000201000004590000032DAA6806BE2B4E62C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6-20T14:22:14.880761901</dc:date>
    <meta:editing-duration>PT2M25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